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35cm" fo:min-width="6.9cm" draw:shadow-opacity="20%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85cm" fo:min-width="4.8cm" draw:shadow-opacity="2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65cm" fo:min-width="3.2cm" draw:shadow-opacity="20%"/>
    </style:style>
    <style:style style:name="gr5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4.25cm" fo:min-width="6cm" draw:shadow-opacity="20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cm" svg:height="4.517cm" svg:x="2.1cm" svg:y="3.2cm">
          <draw:text-box>
            <text:p>RESEPTI</text:p>
            <text:p>(pk)Id: int</text:p>
            <text:p>Valmistusaika:Int</text:p>
            <text:p>Vaikeusaste: Int</text:p>
            <text:p>Hinta-arvio: Int</text:p>
            <text:p>(fk)kayttaja_id:kayttaja</text:p>
          </draw:text-box>
        </draw:frame>
        <draw:frame draw:style-name="gr1" draw:text-style-name="P1" draw:layer="layout" svg:width="5.747cm" svg:height="2.384cm" svg:x="11.6cm" svg:y="3.5cm">
          <draw:text-box>
            <text:p>VALMISTUSOHJE</text:p>
            <text:p>(pk)Id: Int</text:p>
            <text:p>Ohjeet: String</text:p>
          </draw:text-box>
        </draw:frame>
        <draw:frame draw:style-name="gr1" draw:text-style-name="P1" draw:layer="layout" svg:width="3.779cm" svg:height="3.806cm" svg:x="2.615cm" svg:y="16.5cm">
          <draw:text-box>
            <text:p>AINESOSA</text:p>
            <text:p>(pk)Id: Int</text:p>
            <text:p>Nimi: String</text:p>
            <text:p>Määrä: Int</text:p>
            <text:p/>
          </draw:text-box>
        </draw:frame>
        <draw:frame draw:style-name="gr1" draw:text-style-name="P1" draw:layer="layout" svg:width="5.049cm" svg:height="3.095cm" svg:x="12.7cm" svg:y="12.5cm">
          <draw:text-box>
            <text:p>KÄYTTÄJÄ</text:p>
            <text:p>(pk)Id: Int</text:p>
            <text:p>Nimi: String</text:p>
            <text:p>Oikeudet: String</text:p>
          </draw:text-box>
        </draw:frame>
        <draw:frame draw:style-name="gr1" draw:text-style-name="P1" draw:layer="layout" svg:width="7.682cm" svg:height="2.384cm" svg:x="1.736cm" svg:y="11.438cm">
          <draw:text-box>
            <text:p>RESEPTIRAAKAAINE</text:p>
            <text:p>(fk)resepti_id: Resepti</text:p>
            <text:p>(fk)ainesosa_id:ainesosa </text:p>
          </draw:text-box>
        </draw:frame>
        <draw:custom-shape draw:style-name="gr2" draw:text-style-name="P2" draw:layer="layout" svg:width="7.4cm" svg:height="2.6cm" svg:x="1.7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3.1cm" svg:x="12.7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2.9cm" svg:x="2.7cm" svg:y="1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3.1cm" svg:x="11.8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5cm" svg:height="4.5cm" svg:x="2.2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cm" svg:y1="11.1cm" svg:x2="4.9cm" svg:y2="7.9cm">
          <text:p/>
        </draw:line>
        <draw:line draw:style-name="gr6" draw:text-style-name="P3" draw:layer="layout" svg:x1="4.5cm" svg:y1="16.6cm" svg:x2="4.5cm" svg:y2="13.6cm">
          <text:p/>
        </draw:line>
        <draw:line draw:style-name="gr6" draw:text-style-name="P3" draw:layer="layout" svg:x1="12.5cm" svg:y1="12.2cm" svg:x2="8.6cm" svg:y2="7.7cm">
          <text:p/>
        </draw:line>
        <draw:line draw:style-name="gr6" draw:text-style-name="P3" draw:layer="layout" svg:x1="8.7cm" svg:y1="4.3cm" svg:x2="11.7cm" svg:y2="4.3cm">
          <text:p/>
        </draw:line>
        <draw:frame draw:style-name="gr7" draw:text-style-name="P1" draw:layer="layout" svg:width="0.953cm" svg:height="0.962cm" svg:x="3.6cm" svg:y="7.938cm">
          <draw:text-box>
            <text:p>1</text:p>
          </draw:text-box>
        </draw:frame>
        <draw:frame draw:style-name="gr1" draw:text-style-name="P1" draw:layer="layout" svg:width="0.748cm" svg:height="0.962cm" svg:x="8.752cm" svg:y="7.3cm">
          <draw:text-box>
            <text:p>*</text:p>
          </draw:text-box>
        </draw:frame>
        <draw:frame draw:style-name="gr8" draw:text-style-name="P1" draw:layer="layout" svg:width="0.052cm" svg:height="0.962cm" svg:x="4.948cm" svg:y="13.938cm">
          <draw:text-box>
            <text:p>*</text:p>
          </draw:text-box>
        </draw:frame>
        <draw:frame draw:style-name="gr7" draw:text-style-name="P1" draw:layer="layout" svg:width="0.953cm" svg:height="0.962cm" svg:x="4.647cm" svg:y="15.5cm">
          <draw:text-box>
            <text:p>1</text:p>
          </draw:text-box>
        </draw:frame>
        <draw:frame draw:style-name="gr7" draw:text-style-name="P1" draw:layer="layout" svg:width="0.953cm" svg:height="0.962cm" svg:x="12.9cm" svg:y="11.3cm">
          <draw:text-box>
            <text:p>1</text:p>
          </draw:text-box>
        </draw:frame>
        <draw:frame draw:style-name="gr1" draw:text-style-name="P1" draw:layer="layout" svg:width="0.748cm" svg:height="0.962cm" svg:x="3.852cm" svg:y="10.238cm">
          <draw:text-box>
            <text:p>*</text:p>
          </draw:text-box>
        </draw:frame>
        <draw:frame draw:style-name="gr7" draw:text-style-name="P1" draw:layer="layout" svg:width="0.953cm" svg:height="0.962cm" svg:x="8.847cm" svg:y="3.238cm">
          <draw:text-box>
            <text:p>1</text:p>
          </draw:text-box>
        </draw:frame>
        <draw:frame draw:style-name="gr7" draw:text-style-name="P1" draw:layer="layout" svg:width="0.953cm" svg:height="0.962cm" svg:x="10.7cm" svg:y="3.2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04:27:01.317548844</meta:creation-date>
    <dc:date>2020-03-15T04:46:20.577118704</dc:date>
    <meta:editing-duration>PT9M8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